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5cm" fo:min-width="2.6cm"/>
    </style:style>
    <style:style style:name="gr2" style:family="graphic" style:parent-style-name="standard">
      <style:graphic-properties fo:min-height="0cm"/>
    </style:style>
    <style:style style:name="gr3" style:family="graphic" style:parent-style-name="standard">
      <style:graphic-properties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1cm" svg:height="1.8cm" svg:x="6.7cm" svg:y="3.3cm">
          <text:p text:style-name="P1">mai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layer="layout" svg:width="5.722cm" svg:height="0.954cm" svg:x="2.235cm" svg:y="6.578cm">
          <text:p>CrazyflieControll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layer="layout" svg:width="5.933cm" svg:height="0.954cm" svg:x="8.6cm" svg:y="6.546cm">
          <text:p>DetectionControll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standard" draw:layer="layout" svg:width="4.172cm" svg:height="0.954cm" svg:x="7cm" svg:y="10.5cm">
          <text:p>LeapListen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layer="layout" svg:width="1.912cm" svg:height="0.954cm" svg:x="8.13cm" svg:y="9.246cm">
          <text:p>Leap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layer="layout" svg:width="6.361cm" svg:height="0.954cm" svg:x="11.439cm" svg:y="10.446cm">
          <text:p>PilotingConfigura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layer="layout" svg:width="4.384cm" svg:height="0.954cm" svg:x="12.393cm" svg:y="11.746cm">
          <text:p>PilotingState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layer="layout" svg:width="4.206cm" svg:height="0.954cm" svg:x="12.491cm" svg:y="12.846cm">
          <text:p>StateHandler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enlo" svg:font-family="Menl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07T12:36:47.292414000</meta:creation-date>
    <dc:date>2015-07-07T16:44:07.958829000</dc:date>
    <meta:editing-duration>PT3H48M30S</meta:editing-duration>
    <meta:editing-cycles>1</meta:editing-cycles>
    <meta:document-statistic meta:object-count="8"/>
    <meta:generator>LibreOffice/4.4.3.2$MacOSX_X86_64 LibreOffice_project/88805f81e9fe61362df02b9941de8e38a9b5fd16</meta:generator>
  </office:meta>
</office:document-meta>
</file>